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06d9d1" officeooo:paragraph-rsid="0006d9d1" style:font-size-asian="24.5pt" style:font-weight-asian="bold" style:font-size-complex="2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28pt" style:text-underline-style="none" fo:font-weight="normal" officeooo:rsid="0006d9d1" officeooo:paragraph-rsid="0006d9d1" style:font-size-asian="24.5pt" style:font-weight-asian="normal" style:font-size-complex="28pt" style:font-weight-complex="normal"/>
    </style:style>
    <style:style style:name="P3" style:family="paragraph" style:parent-style-name="Standard">
      <style:paragraph-properties fo:text-align="justify" style:justify-single-word="false" fo:break-before="page"/>
      <style:text-properties fo:font-size="16pt" style:text-underline-style="solid" style:text-underline-width="auto" style:text-underline-color="font-color" fo:font-weight="bold" officeooo:rsid="0006d9d1" officeooo:paragraph-rsid="0006d9d1" style:font-size-asian="14pt" style:font-weight-asian="bold" style:font-size-complex="16pt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6pt" style:text-underline-style="none" fo:font-weight="normal" officeooo:rsid="0006d9d1" officeooo:paragraph-rsid="0006d9d1" style:font-size-asian="14pt" style:font-weight-asian="normal" style:font-size-complex="16pt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officeooo:paragraph-rsid="0006d9d1"/>
    </style:style>
    <style:style style:name="T1" style:family="text">
      <style:text-properties fo:font-size="16pt" style:text-underline-style="solid" style:text-underline-width="auto" style:text-underline-color="font-color" fo:font-weight="normal" officeooo:rsid="000981dc" style:font-size-asian="16pt" style:font-weight-asian="normal" style:font-size-complex="16pt" style:font-weight-complex="normal"/>
    </style:style>
    <style:style style:name="T2" style:family="text">
      <style:text-properties fo:font-size="16pt" style:text-underline-style="solid" style:text-underline-width="auto" style:text-underline-color="font-color" officeooo:rsid="000d0b81" style:font-size-asian="16pt" style:font-size-complex="16pt"/>
    </style:style>
    <style:style style:name="T3" style:family="text">
      <style:text-properties fo:font-size="16pt" officeooo:rsid="00119f68" style:font-size-asian="16pt" style:font-size-complex="16pt"/>
    </style:style>
    <style:style style:name="T4" style:family="text">
      <style:text-properties officeooo:rsid="00119f6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ase 2</text:p>
      <text:p text:style-name="P2"/>
      <text:p text:style-name="P3">Bibliography:</text:p>
      <text:list xml:id="list2919200983" text:style-name="L1">
        <text:list-item>
          <text:p text:style-name="P4"><text:a xlink:type="simple" xlink:href="https://docwiki.embarcadero.com/RADStudio/Sydney/en/Procedures_and_Functions_(Delphi" text:style-name="Internet_20_link" text:visited-style-name="Visited_20_Internet_20_Link">https://docwiki.embarcadero.com/RADStudio/Sydney/en/Procedures_and_Functions_(Delphi</text:a>)</text:p>
        </text:list-item>
        <text:list-item>
          <text:p text:style-name="P4"><text:a xlink:type="simple" xlink:href="https://randomoutputs.com/random-city-generator" text:style-name="Internet_20_link" text:visited-style-name="Visited_20_Internet_20_Link">https://randomoutputs.com/random-city-generator</text:a></text:p>
        </text:list-item>
        <text:list-item>
          <text:p text:style-name="P4"><text:a xlink:type="simple" xlink:href="https://www.randomready.com/" text:style-name="Internet_20_link" text:visited-style-name="Visited_20_Internet_20_Link">https://www.randomready.com/</text:a></text:p>
        </text:list-item>
        <text:list-item>
          <text:p text:style-name="P5"><text:a xlink:type="simple" xlink:href="https://www.freepik.com/free-vector/set-decorative-logos-with-colored-elements_1090807.htm#query=generic%20company%20logo&amp;position=3&amp;from_view=keyword&amp;track=ais" text:style-name="Internet_20_link" text:visited-style-name="Visited_20_Internet_20_Link"><text:span text:style-name="T1">Freepik</text:span></text:a></text:p>
        </text:list-item>
        <text:list-item>
          <text:p text:style-name="P5"><text:a xlink:type="simple" xlink:href="https://www.goodhousekeeping.com/home-products/g31291481/eco-friendly-products/#product-acfb358e-c545-4aff-9a86-6a8435bc8a2e" text:style-name="Internet_20_link" text:visited-style-name="Visited_20_Internet_20_Link"><text:span text:style-name="T2">Good Housekeeping</text:span></text:a></text:p>
        </text:list-item>
        <text:list-item>
          <text:p text:style-name="P5"><text:a xlink:type="simple" xlink:href="https://www.freepik.com/free-photo/vivid-blurred-colorful-wallpaper-background_17439008.htm#query=pastel%20green%20gradient&amp;position=6&amp;from_view=keyword&amp;track=ais" text:style-name="Internet_20_link" text:visited-style-name="Visited_20_Internet_20_Link"><text:span text:style-name="T2">Freepik</text:span></text:a></text:p>
        </text:list-item>
        <text:list-item>
          <text:p text:style-name="P5"><text:a xlink:type="simple" xlink:href="https://www.britannica.com/topic/list-of-countries-1993160" text:style-name="Internet_20_link" text:visited-style-name="Visited_20_Internet_20_Link"><text:span text:style-name="T3">Britannica</text:span></text:a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7T16:50:26.038000000</meta:creation-date>
    <dc:date>2023-07-17T21:06:35.892000000</dc:date>
    <meta:editing-duration>PT4H19M51S</meta:editing-duration>
    <meta:editing-cycles>9</meta:editing-cycles>
    <meta:generator>LibreOffice/7.1.5.2$Windows_X86_64 LibreOffice_project/85f04e9f809797b8199d13c421bd8a2b025d52b5</meta:generator>
    <meta:document-statistic meta:table-count="0" meta:image-count="0" meta:object-count="0" meta:page-count="2" meta:paragraph-count="9" meta:word-count="18" meta:character-count="228" meta:non-whitespace-character-count="226"/>
  </office:meta>
</office:document-meta>
</file>